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202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202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202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201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201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2016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2016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2016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201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2014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201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201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201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201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2011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201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2010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201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201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201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200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200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200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2005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200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200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200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2001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2000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1999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8312</text:p>
          </table:table-cell>
          <table:table-cell office:value-type="string" calcext:value-type="string">
            <text:p>199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